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abor One" svg:font-family="'Labor One'" style:font-family-generic="system" style:font-pitch="variable"/>
    <style:font-face style:name="Liberation Sans" svg:font-family="'Liberation Sans'" style:font-family-generic="swiss" style:font-pitch="variable"/>
    <style:font-face style:name="Linux Libertine" svg:font-family="'Linux Libertine'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ource Sans Pro" svg:font-family="'Source Sans Pro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sans-serif" svg:font-family="sans-serif" style:font-family-generic="system"/>
    <style:font-face style:name="unifont" svg:font-family="unifont" style:font-family-generic="roman"/>
  </office:font-face-decls>
  <office:automatic-styles>
    <style:style style:name="P1" style:family="paragraph" style:parent-style-name="Default">
      <style:paragraph-properties fo:line-height="200%" fo:text-align="end" style:justify-single-word="false"/>
    </style:style>
    <style:style style:name="P2" style:family="paragraph" style:parent-style-name="Standard">
      <style:paragraph-properties fo:line-height="200%"/>
      <style:text-properties officeooo:paragraph-rsid="000ec542"/>
    </style:style>
    <style:style style:name="P3" style:family="paragraph" style:parent-style-name="Standard">
      <style:paragraph-properties fo:line-height="200%"/>
      <style:text-properties officeooo:paragraph-rsid="000f8f0c"/>
    </style:style>
    <style:style style:name="P4" style:family="paragraph" style:parent-style-name="Standard">
      <style:paragraph-properties fo:line-height="200%"/>
      <style:text-properties officeooo:paragraph-rsid="000f9c0b"/>
    </style:style>
    <style:style style:name="P5" style:family="paragraph" style:parent-style-name="Standard">
      <style:paragraph-properties fo:line-height="200%"/>
      <style:text-properties officeooo:paragraph-rsid="0015da30"/>
    </style:style>
    <style:style style:name="P6" style:family="paragraph" style:parent-style-name="Standard">
      <style:paragraph-properties fo:line-height="200%"/>
      <style:text-properties officeooo:paragraph-rsid="00182c03"/>
    </style:style>
    <style:style style:name="P7" style:family="paragraph" style:parent-style-name="Standard">
      <style:paragraph-properties fo:line-height="200%"/>
      <style:text-properties style:font-name="Source Sans Pro" fo:font-size="10.5pt" style:font-size-asian="10.5pt" style:font-size-complex="10.5pt"/>
    </style:style>
    <style:style style:name="P8" style:family="paragraph" style:parent-style-name="Standard">
      <style:paragraph-properties fo:line-height="200%"/>
      <style:text-properties style:font-name="Source Sans Pro" fo:font-size="10.5pt" officeooo:paragraph-rsid="000f8f0c" style:font-size-asian="10.5pt" style:font-size-complex="10.5pt"/>
    </style:style>
    <style:style style:name="P9" style:family="paragraph" style:parent-style-name="Standard">
      <style:paragraph-properties fo:line-height="200%"/>
      <style:text-properties style:font-name="Source Sans Pro" fo:font-size="10.5pt" officeooo:rsid="000ec542" officeooo:paragraph-rsid="000ec542" style:font-size-asian="10.5pt" style:font-size-complex="10.5pt"/>
    </style:style>
    <style:style style:name="P10" style:family="paragraph" style:parent-style-name="Standard">
      <style:paragraph-properties fo:line-height="200%"/>
      <style:text-properties style:font-name="Source Sans Pro" fo:font-size="10.5pt" officeooo:rsid="000ec542" officeooo:paragraph-rsid="000f8f0c" style:font-size-asian="10.5pt" style:font-size-complex="10.5pt"/>
    </style:style>
    <style:style style:name="P11" style:family="paragraph" style:parent-style-name="Standard">
      <style:paragraph-properties fo:line-height="200%"/>
      <style:text-properties style:font-name="Source Sans Pro" fo:font-size="10.5pt" officeooo:rsid="000f8f0c" officeooo:paragraph-rsid="000f8f0c" style:font-size-asian="10.5pt" style:font-size-complex="10.5pt"/>
    </style:style>
    <style:style style:name="P12" style:family="paragraph" style:parent-style-name="Standard">
      <style:paragraph-properties fo:line-height="200%"/>
      <style:text-properties style:font-name="Source Sans Pro" fo:font-size="10.5pt" officeooo:rsid="00145819" officeooo:paragraph-rsid="000f9c0b" style:font-size-asian="10.5pt" style:font-size-complex="10.5pt"/>
    </style:style>
    <style:style style:name="P13" style:family="paragraph" style:parent-style-name="Standard">
      <style:paragraph-properties fo:line-height="200%"/>
      <style:text-properties style:font-name="Source Sans Pro" fo:font-size="10.5pt" fo:font-weight="bold" officeooo:rsid="000ec542" officeooo:paragraph-rsid="000ec542" style:font-size-asian="10.5pt" style:font-weight-asian="bold" style:font-size-complex="10.5pt"/>
    </style:style>
    <style:style style:name="P14" style:family="paragraph" style:parent-style-name="Standard">
      <style:paragraph-properties fo:margin-top="0.0398in" fo:margin-bottom="0.0717in" style:contextual-spacing="false" fo:line-height="100%" fo:text-align="end" style:justify-single-word="false"/>
      <style:text-properties style:font-name="Source Sans Pro" fo:font-size="11pt" fo:font-weight="normal" officeooo:rsid="000ec542" officeooo:paragraph-rsid="00119105" style:font-size-asian="11pt" style:font-weight-asian="normal" style:font-size-complex="11pt" style:font-weight-complex="normal"/>
    </style:style>
    <style:style style:name="P15" style:family="paragraph" style:parent-style-name="Standard">
      <style:text-properties officeooo:paragraph-rsid="00119105"/>
    </style:style>
    <style:style style:name="P16" style:family="paragraph" style:parent-style-name="Standard">
      <style:paragraph-properties fo:margin-top="0.0398in" fo:margin-bottom="0.0398in" style:contextual-spacing="false" fo:line-height="100%"/>
      <style:text-properties officeooo:paragraph-rsid="000f8f0c"/>
    </style:style>
    <style:style style:name="P17" style:family="paragraph" style:parent-style-name="Standard">
      <style:paragraph-properties fo:margin-top="0.0398in" fo:margin-bottom="0.0398in" style:contextual-spacing="false" fo:line-height="100%"/>
      <style:text-properties officeooo:paragraph-rsid="00119105"/>
    </style:style>
    <style:style style:name="P18" style:family="paragraph" style:parent-style-name="Standard">
      <style:paragraph-properties fo:line-height="100%"/>
      <style:text-properties officeooo:paragraph-rsid="000ec542"/>
    </style:style>
    <style:style style:name="P19" style:family="paragraph" style:parent-style-name="Standard">
      <style:paragraph-properties fo:margin-top="0.0398in" fo:margin-bottom="0.0398in" style:contextual-spacing="false" fo:line-height="100%"/>
      <style:text-properties style:font-name="sans-serif" fo:font-size="8pt" fo:font-weight="bold" officeooo:paragraph-rsid="000f8f0c" style:font-size-asian="8pt" style:font-weight-asian="bold" style:font-size-complex="8pt" style:font-weight-complex="bold"/>
    </style:style>
    <style:style style:name="P20" style:family="paragraph" style:parent-style-name="Standard">
      <style:paragraph-properties fo:line-height="200%"/>
      <style:text-properties fo:font-style="italic" officeooo:paragraph-rsid="001b7e22" style:font-style-asian="italic" style:font-style-complex="italic"/>
    </style:style>
    <style:style style:name="P21" style:family="paragraph" style:parent-style-name="Standard" style:master-page-name="MP0">
      <style:paragraph-properties fo:text-align="end" style:justify-single-word="false" style:page-number="auto" fo:break-before="page"/>
      <style:text-properties style:font-name="Source Sans Pro" fo:font-size="11pt" style:font-size-asian="11pt" style:font-size-complex="11pt"/>
    </style:style>
    <style:style style:name="T1" style:family="text">
      <style:text-properties fo:color="#333333" loext:opacity="100%" style:font-name="Labor One" fo:font-size="54pt" style:font-size-asian="54pt" style:font-size-complex="54pt"/>
    </style:style>
    <style:style style:name="T2" style:family="text">
      <style:text-properties fo:color="#009999" loext:opacity="100%" style:font-name="Labor One" fo:font-size="54pt" style:font-size-asian="54pt" style:font-size-complex="54pt"/>
    </style:style>
    <style:style style:name="T3" style:family="text">
      <style:text-properties style:font-name="Source Sans Pro" fo:font-size="10.5pt" style:font-size-asian="10.5pt" style:font-size-complex="10.5pt"/>
    </style:style>
    <style:style style:name="T4" style:family="text">
      <style:text-properties style:font-name="Source Sans Pro" fo:font-size="10.5pt" officeooo:rsid="000ec542" style:font-size-asian="10.5pt" style:font-size-complex="10.5pt"/>
    </style:style>
    <style:style style:name="T5" style:family="text">
      <style:text-properties style:font-name="Source Sans Pro" fo:font-size="10.5pt" officeooo:rsid="000f8f0c" style:font-size-asian="10.5pt" style:font-size-complex="10.5pt"/>
    </style:style>
    <style:style style:name="T6" style:family="text">
      <style:text-properties style:font-name="Source Sans Pro" fo:font-size="10.5pt" officeooo:rsid="000f9c0b" style:font-size-asian="10.5pt" style:font-size-complex="10.5pt"/>
    </style:style>
    <style:style style:name="T7" style:family="text">
      <style:text-properties style:font-name="Source Sans Pro" fo:font-size="10.5pt" officeooo:rsid="00138e52" style:font-size-asian="10.5pt" style:font-size-complex="10.5pt"/>
    </style:style>
    <style:style style:name="T8" style:family="text">
      <style:text-properties style:font-name="Source Sans Pro" fo:font-size="10.5pt" officeooo:rsid="00145819" style:font-size-asian="10.5pt" style:font-size-complex="10.5pt"/>
    </style:style>
    <style:style style:name="T9" style:family="text">
      <style:text-properties style:font-name="Source Sans Pro" fo:font-size="10.5pt" officeooo:rsid="0015da30" style:font-size-asian="10.5pt" style:font-size-complex="10.5pt"/>
    </style:style>
    <style:style style:name="T10" style:family="text">
      <style:text-properties style:font-name="Source Sans Pro" fo:font-size="10.5pt" officeooo:rsid="00182c03" style:font-size-asian="10.5pt" style:font-size-complex="10.5pt"/>
    </style:style>
    <style:style style:name="T11" style:family="text">
      <style:text-properties style:font-name="Source Sans Pro" fo:font-size="10.5pt" officeooo:rsid="0019adbe" style:font-size-asian="10.5pt" style:font-size-complex="10.5pt"/>
    </style:style>
    <style:style style:name="T12" style:family="text">
      <style:text-properties style:font-name="Source Sans Pro" fo:font-size="10.5pt" officeooo:rsid="001b7e22" style:font-size-asian="10.5pt" style:font-size-complex="10.5pt"/>
    </style:style>
    <style:style style:name="T13" style:family="text">
      <style:text-properties style:font-name="Source Sans Pro" fo:font-size="10.5pt" officeooo:rsid="001f550f" style:font-size-asian="10.5pt" style:font-size-complex="10.5pt"/>
    </style:style>
    <style:style style:name="T14" style:family="text">
      <style:text-properties style:font-name="Source Sans Pro" fo:font-size="10.5pt" fo:font-style="italic" style:font-size-asian="10.5pt" style:font-style-asian="italic" style:font-size-complex="10.5pt"/>
    </style:style>
    <style:style style:name="T15" style:family="text">
      <style:text-properties style:font-name="Source Sans Pro" fo:font-size="10.5pt" fo:font-style="italic" fo:font-weight="bold" style:font-size-asian="10.5pt" style:font-style-asian="italic" style:font-weight-asian="bold" style:font-size-complex="10.5pt" style:font-weight-complex="bold"/>
    </style:style>
    <style:style style:name="T16" style:family="text">
      <style:text-properties officeooo:rsid="0009dec0"/>
    </style:style>
    <style:style style:name="T17" style:family="text">
      <style:text-properties style:font-name="sans-serif" fo:font-size="8pt" fo:font-style="italic" style:font-size-asian="8pt" style:font-style-asian="italic" style:font-size-complex="8pt"/>
    </style:style>
    <style:style style:name="T18" style:family="text">
      <style:text-properties officeooo:rsid="000ec542"/>
    </style:style>
    <style:style style:name="T19" style:family="text">
      <style:text-properties officeooo:rsid="000f8f0c"/>
    </style:style>
    <style:style style:name="T20" style:family="text">
      <style:text-properties fo:font-weight="bold" style:font-weight-asian="bold"/>
    </style:style>
    <style:style style:name="T21" style:family="text">
      <style:text-properties fo:font-weight="bold" officeooo:rsid="000f8f0c" style:font-weight-asian="bold"/>
    </style:style>
    <style:style style:name="T22" style:family="text">
      <style:text-properties officeooo:rsid="00182c03"/>
    </style:style>
    <style:style style:name="T23" style:family="text">
      <style:text-properties officeooo:rsid="001e2ef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16">LABOR</text:span> e.V.<text:line-break/>Alleestraße 50<text:line-break/>44793 Bochum</text:p>
      <text:p text:style-name="P13">Onboarding</text:p>
      <text:p text:style-name="P9">Herzlich willkommen als Mitglied des LABOR e.V.!</text:p>
      <text:p text:style-name="P2"><text:span text:style-name="T4">Um einen reibungslosen Ablauf bei der </text:span><text:span text:style-name="T13">Z</text:span><text:span text:style-name="T4">ur</text:span><text:span text:style-name="T13">v</text:span><text:span text:style-name="T4">erfügungstellung der Labordienste zu ermöglichen, werden die folgenden </text:span><text:span text:style-name="T5">Angaben</text:span><text:span text:style-name="T4"> benötigt:</text:span></text:p>
      <text:p text:style-name="P7">Vorname:<text:tab/><text:tab/>______________________________________________________</text:p>
      <text:p text:style-name="P7">Nachname:<text:tab/><text:tab/>______________________________________________________</text:p>
      <text:p text:style-name="P7"/>
      <text:p text:style-name="P3"><text:span text:style-name="T5">Unter welchem </text:span><text:span text:style-name="T4">Pseudonym </text:span><text:span text:style-name="T5">soll die Kommunikation innerhalb des Labors stattfinden</text:span><text:span text:style-name="T4">? </text:span></text:p>
      <text:p text:style-name="P8"><text:span text:style-name="T18">___</text:span>_____________________________________________</text:p>
      <text:p text:style-name="P9"/>
      <text:p text:style-name="P2"><text:span text:style-name="T4">Ist eine eigene Labor-E-Mail-Adresse (pseudonym@das-labor.org) erwünscht</text:span><text:span text:style-name="T3">: </text:span></text:p>
      <text:p text:style-name="P10"><text:tab/>[ ] Ja</text:p>
      <text:p text:style-name="P4"><text:span text:style-name="T4"><text:tab/></text:span><text:span text:style-name="T5">[ ] </text:span><text:span text:style-name="T6">Ja, aber nur eine </text:span><text:span text:style-name="T4">Weiterleitung </text:span><text:span text:style-name="T5">an: </text:span></text:p>
      <text:p text:style-name="P4"><text:span text:style-name="T5"><text:tab/></text:span><text:span text:style-name="T4">___</text:span><text:span text:style-name="T5">___________________________</text:span></text:p>
      <text:p text:style-name="P4"><text:span text:style-name="T4"><text:tab/></text:span><text:span text:style-name="T6">[ ] Nein </text:span></text:p>
      <text:p text:style-name="P9"/>
      <text:p text:style-name="P9"/>
      <text:p text:style-name="P9"/>
      <text:p text:style-name="P9"/>
      <text:p text:style-name="P9"/>
      <text:p text:style-name="P2"><text:soft-page-break/></text:p>
      <text:p text:style-name="P18"><text:span text:style-name="T4">Ist ein </text:span><text:span text:style-name="T6">Labor-</text:span><text:span text:style-name="T4">Matrix-</text:span><text:span text:style-name="T6">Zugang erwünscht</text:span><text:span text:style-name="T4">?</text:span></text:p>
      <text:p text:style-name="P20"><text:span text:style-name="T4">(</text:span><text:span text:style-name="T3">Für den Matrix-Account ist eine Labor-E-Mail-Adresse erforderlich</text:span><text:span text:style-name="T12">)</text:span></text:p>
      <text:p text:style-name="P2"><text:span text:style-name="T4"><text:tab/>[ ] Ja, </text:span><text:span text:style-name="T6">ein neuer Account wird angelegt</text:span></text:p>
      <text:p text:style-name="P2"><text:span text:style-name="T4"><text:tab/>[ ] </text:span><text:span text:style-name="T6">Ja</text:span><text:span text:style-name="T4">, </text:span><text:span text:style-name="T6">der </text:span><text:span text:style-name="T7">bestehende</text:span><text:span text:style-name="T6"> Account </text:span><text:span text:style-name="T7">soll </text:span><text:span text:style-name="T8">dem Labor-Space </text:span><text:span text:style-name="T6">hinzugefügt werden: <text:tab/>_</text:span><text:span text:style-name="T4">______________________________________</text:span></text:p>
      <text:p text:style-name="P2"><text:span text:style-name="T4"><text:tab/></text:span><text:span text:style-name="T6">[ ] Nein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5"><text:span text:style-name="Absatz-Standardschriftart"><text:span text:style-name="T3"/></text:span></text:p>
      <text:p text:style-name="P15"><text:span text:style-name="Absatz-Standardschriftart"><text:span text:style-name="T3"/></text:span></text:p>
      <text:p text:style-name="P15"><text:span text:style-name="Absatz-Standardschriftart"><text:span text:style-name="T3"/></text:span></text:p>
      <text:p text:style-name="P15"><text:span text:style-name="Absatz-Standardschriftart"><text:span text:style-name="T3"/></text:span></text:p>
      <text:p text:style-name="P15"><text:span text:style-name="Absatz-Standardschriftart"><text:span text:style-name="T3"/></text:span></text:p>
      <text:p text:style-name="P15"><text:span text:style-name="Absatz-Standardschriftart"><text:span text:style-name="T3"/></text:span></text:p>
      <text:p text:style-name="P15"><text:span text:style-name="Absatz-Standardschriftart"><text:span text:style-name="T3"/></text:span></text:p>
      <text:p text:style-name="P15"><text:span text:style-name="Absatz-Standardschriftart"><text:span text:style-name="T3"/></text:span></text:p>
      <text:p text:style-name="P15"><text:span text:style-name="Absatz-Standardschriftart"><text:span text:style-name="T3">______________________________________________________<text:line-break/></text:span></text:span><text:span text:style-name="Absatz-Standardschriftart"><text:span text:style-name="T14">Datum, Unterschrift</text:span></text:span></text:p>
      <text:p text:style-name="P17"><text:span text:style-name="Absatz-Standardschriftart"><text:span text:style-name="T15"/>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Datenschutzerklärung</text:p>
      <text:p text:style-name="P16"><text:span text:style-name="Absatz-Standardschriftart"><text:span text:style-name="T17">https://wiki.das-labor.org/w/LaborWiki:Datenschutz</text:span></text:span></text:p>
      <text:p text:style-name="P14"><text:soft-page-break/><text:span text:style-name="T16">LABOR</text:span> e.V.<text:line-break/>Alleestraße 50<text:line-break/>44793 Bochum</text:p>
      <text:p text:style-name="P10"><text:span text:style-name="T20">O</text:span><text:span text:style-name="T21">ff</text:span><text:span text:style-name="T20">boarding</text:span></text:p>
      <text:p text:style-name="P10"><text:span text:style-name="T19">Für </text:span>einen reibungslosen Ablauf <text:span text:style-name="T19">des Offboardings und zur Wahrung der Recht</text:span><text:span text:style-name="T23">e und </text:span><text:span text:style-name="T19">Pflichten im Rahmen der DSGVO werden die folgenden Angaben benötigt</text:span>:</text:p>
      <text:p text:style-name="P3"><text:span text:style-name="T5">Pseudonym</text:span><text:span text:style-name="T3">:<text:tab/><text:tab/>______________________________________________________</text:span></text:p>
      <text:p text:style-name="P8"/>
      <text:p text:style-name="P11">Umgang mit bestehenden Accounts</text:p>
      <text:p text:style-name="P3"><text:span text:style-name="T4"><text:tab/>[ ] </text:span><text:span text:style-name="T6">Endgültige </text:span><text:span text:style-name="T5">Lösch</text:span><text:span text:style-name="T6">ung</text:span></text:p>
      <text:p text:style-name="P5"><text:span text:style-name="T5"><text:tab/>[ ] </text:span><text:span text:style-name="T6">Deaktivierung </text:span><text:span text:style-name="T8">(bis zu </text:span><text:span text:style-name="T6">maximal 6 Monate</text:span><text:span text:style-name="T8">n; </text:span><text:span text:style-name="T9">Daten können exportiert werden</text:span><text:span text:style-name="T8">)</text:span></text:p>
      <text:p text:style-name="P12"/>
      <text:p text:style-name="P4"><text:span text:style-name="T8">Für ei</text:span><text:span text:style-name="T6">n</text:span><text:span text:style-name="T8">e</text:span><text:span text:style-name="T6"> eventuell vorhandene E-Mail-Adresse </text:span><text:span text:style-name="T10">soll </text:span><text:span text:style-name="T6">eine Weiterleitung eingerichtet werden (maximal 6 Monate).</text:span></text:p>
      <text:p text:style-name="P3"><text:span text:style-name="T4"><text:tab/></text:span><text:span text:style-name="T5">[ ] </text:span><text:span text:style-name="T6">Ja, Weiterleitung zu ________________________________</text:span></text:p>
      <text:p text:style-name="P6"><text:span text:style-name="Absatz-Standardschriftart"><text:span text:style-name="T6"/></text:span></text:p>
      <text:p text:style-name="P6"><text:span text:style-name="Absatz-Standardschriftart"><text:span text:style-name="T10">Hinweis: Mit der Beendigung der Mitgliedschaft im LABOR e.V. wird </text:span></text:span><text:span text:style-name="Absatz-Standardschriftart"><text:span text:style-name="T11">eine bestehende </text:span></text:span><text:span text:style-name="Absatz-Standardschriftart"><text:span text:style-name="T6">Schließberechtigung </text:span></text:span><text:span text:style-name="Absatz-Standardschriftart"><text:span text:style-name="T10">zu den Vereinsräum</text:span></text:span><text:span text:style-name="Absatz-Standardschriftart"><text:span text:style-name="T11">lichkeiten</text:span></text:span><text:span text:style-name="Absatz-Standardschriftart"><text:span text:style-name="T10"> </text:span></text:span><text:span text:style-name="Absatz-Standardschriftart"><text:span text:style-name="T11">mit sofortiger Wirkung zum Zeitpunkt des Austritts widerrufen</text:span></text:span><text:span text:style-name="Absatz-Standardschriftart"><text:span text:style-name="T10">.</text:span></text:span></text:p>
      <text:p text:style-name="P3"><text:span text:style-name="Absatz-Standardschriftart"><text:span text:style-name="T6"/></text:span></text:p>
      <text:p text:style-name="P15"><text:span text:style-name="Absatz-Standardschriftart"><text:span text:style-name="T3">______________________________________________________<text:line-break/></text:span></text:span><text:span text:style-name="Absatz-Standardschriftart"><text:span text:style-name="T14">Datum, Unterschrift</text:span></text:span></text:p>
      <text:p text:style-name="P19"/>
      <text:p text:style-name="P19"/>
      <text:p text:style-name="P19"/>
      <text:p text:style-name="P19"/>
      <text:p text:style-name="P19">Datenschutzerklärung</text:p>
      <text:p text:style-name="P16"><text:span text:style-name="Absatz-Standardschriftart"><text:span text:style-name="T17">https://wiki.das-labor.org/w/LaborWiki:Datenschutz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abor One" svg:font-family="'Labor One'" style:font-family-generic="system" style:font-pitch="variable"/>
    <style:font-face style:name="Liberation Sans" svg:font-family="'Liberation Sans'" style:font-family-generic="swiss" style:font-pitch="variable"/>
    <style:font-face style:name="Linux Libertine" svg:font-family="'Linux Libertine'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ource Sans Pro" svg:font-family="'Source Sans Pro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sans-serif" svg:font-family="sans-serif" style:font-family-generic="system"/>
    <style:font-face style:name="unifont" svg:font-family="unifont" style:font-family-generic="roman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in" style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margin-top="0in" fo:margin-bottom="0in" style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loext:hyphenation-no-caps="false"/>
    </style:style>
    <style:style style:name="Default" style:family="paragraph">
      <style:paragraph-properties fo:margin-top="0in" fo:margin-bottom="0in" style:contextual-spacing="false" fo:line-height="100%" fo:hyphenation-ladder-count="no-limit" style:vertical-align="baseline"/>
      <style:text-properties fo:color="#000000" loext:opacity="100%" style:font-name="unifont" fo:font-family="unifont" style:font-family-generic="roman" fo:font-size="18pt" fo:language="en" fo:country="US" style:letter-kerning="true" style:font-name-asian="Linux Libertine" style:font-family-asian="'Linux Libertine'" style:font-family-generic-asian="system" style:font-pitch-asian="variable" style:font-size-asian="18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loext:hyphenation-no-caps="false"/>
    </style:style>
    <style:style style:name="Sprechblasentext" style:family="paragraph" style:parent-style-name="Standard">
      <style:paragraph-properties fo:margin-top="0in" fo:margin-bottom="0in" style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Listenabsatz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Absatz-Standardschriftart" style:family="text"/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Sprechblasentext_20_Zchn" style:display-name="Sprechblasentext Zchn" style:family="text" style:parent-style-name="Absatz-Standardschriftar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Default">
      <style:paragraph-properties fo:line-height="200%" fo:text-align="end" style:justify-single-word="false"/>
    </style:style>
    <style:style style:name="MT1" style:family="text">
      <style:text-properties fo:color="#333333" loext:opacity="100%" style:font-name="Labor One" fo:font-size="54pt" style:font-size-asian="54pt" style:font-size-complex="54pt"/>
    </style:style>
    <style:style style:name="MT2" style:family="text">
      <style:text-properties fo:color="#009999" loext:opacity="100%" style:font-name="Labor One" fo:font-size="54pt" style:font-size-asian="54pt" style:font-size-complex="54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3937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>
        <style:header-footer-properties fo:min-height="0.2957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pan text:style-name="Absatz-Standardschriftart"><text:span text:style-name="MT1">das la</text:span></text:span><text:span text:style-name="Absatz-Standardschriftart"><text:span text:style-name="MT2">bo</text:span></text:span><text:span text:style-name="Absatz-Standardschriftart"><text:span text:style-name="MT1">r</text:span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blafoo</meta:initial-creator>
    <meta:creation-date>2015-04-18T13:35:00Z</meta:creation-date>
    <dc:date>2024-06-05T22:41:17.331532459</dc:date>
    <meta:print-date>2015-04-17T22:33:00Z</meta:print-date>
    <meta:editing-cycles>13</meta:editing-cycles>
    <meta:editing-duration>PT33M4S</meta:editing-duration>
    <meta:document-statistic meta:table-count="0" meta:image-count="0" meta:object-count="0" meta:page-count="3" meta:paragraph-count="35" meta:word-count="206" meta:character-count="1964" meta:non-whitespace-character-count="1775"/>
    <meta:template xlink:type="simple" xlink:actuate="onRequest" xlink:title="" xlink:href="../Formular%20Schlüsselausgabe.odt/Normal"/>
  </office:meta>
</office:document-meta>
</file>